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8_conv_rates" table:style-name="ta1">
        <table:shapes>
          <draw:frame draw:z-index="0" draw:style-name="gr1" draw:text-style-name="P1" svg:width="15.999cm" svg:height="8.999cm" svg:x="12.899cm" svg:y="1.344cm">
            <draw:object draw:notify-on-update-of-ranges="08_conv_rates.C2:08_conv_rates.C7 08_conv_rates.E2:08_conv_rates.E7 08_conv_rates.E8:08_conv_rates.E13 08_conv_rates.C8:08_conv_rates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Condition_Name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stderr_Substrate</text:p>
          </table:table-cell>
          <table:table-cell office:value-type="string" calcext:value-type="string">
            <text:p>stderr_Product</text:p>
          </table:table-cell>
          <table:table-cell office:value-type="string" calcext:value-type="string">
            <text:p>stderr_scaling</text:p>
          </table:table-cell>
          <table:table-cell/>
          <table:table-cell office:value-type="string" calcext:value-type="string">
            <text:p>Ke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27</text:p>
          </table:table-cell>
          <table:table-cell office:value-type="float" office:value="0" calcext:value-type="float">
            <text:p>0</text:p>
          </table:table-cell>
          <table:table-cell office:value-type="float" office:value="0.938723317665625" calcext:value-type="float">
            <text:p>0.938723317665625</text:p>
          </table:table-cell>
          <table:table-cell office:value-type="float" office:value="0.0612766823343751" calcext:value-type="float">
            <text:p>0.0612766823343751</text:p>
          </table:table-cell>
          <table:table-cell office:value-type="float" office:value="1.8330617085439" calcext:value-type="float">
            <text:p>1.8330617085439</text:p>
          </table:table-cell>
          <table:table-cell office:value-type="float" office:value="0.000938597825570484" calcext:value-type="float">
            <text:p>0.000938597825570484</text:p>
          </table:table-cell>
          <table:table-cell office:value-type="float" office:value="0.000938597826183566" calcext:value-type="float">
            <text:p>0.000938597826183566</text:p>
          </table:table-cell>
          <table:table-cell office:value-type="float" office:value="0.00112965442062759" calcext:value-type="float">
            <text:p>0.00112965442062759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7</text:p>
          </table:table-cell>
          <table:table-cell office:value-type="float" office:value="1" calcext:value-type="float">
            <text:p>1</text:p>
          </table:table-cell>
          <table:table-cell office:value-type="float" office:value="0.83659262129349" calcext:value-type="float">
            <text:p>0.83659262129349</text:p>
          </table:table-cell>
          <table:table-cell office:value-type="float" office:value="0.16340737870651" calcext:value-type="float">
            <text:p>0.16340737870651</text:p>
          </table:table-cell>
          <table:table-cell office:value-type="float" office:value="1.93897362441918" calcext:value-type="float">
            <text:p>1.93897362441918</text:p>
          </table:table-cell>
          <table:table-cell office:value-type="float" office:value="0.000930103268752531" calcext:value-type="float">
            <text:p>0.000930103268752531</text:p>
          </table:table-cell>
          <table:table-cell office:value-type="float" office:value="0.000930103269650643" calcext:value-type="float">
            <text:p>0.000930103269650643</text:p>
          </table:table-cell>
          <table:table-cell office:value-type="float" office:value="0.00122337274856494" calcext:value-type="float">
            <text:p>0.00122337274856494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27</text:p>
          </table:table-cell>
          <table:table-cell office:value-type="float" office:value="12" calcext:value-type="float">
            <text:p>12</text:p>
          </table:table-cell>
          <table:table-cell office:value-type="float" office:value="0.502795295707098" calcext:value-type="float">
            <text:p>0.502795295707098</text:p>
          </table:table-cell>
          <table:table-cell office:value-type="float" office:value="0.497204704292902" calcext:value-type="float">
            <text:p>0.497204704292902</text:p>
          </table:table-cell>
          <table:table-cell office:value-type="float" office:value="1.27244021807047" calcext:value-type="float">
            <text:p>1.27244021807047</text:p>
          </table:table-cell>
          <table:table-cell office:value-type="float" office:value="0.000513810657164034" calcext:value-type="float">
            <text:p>0.000513810657164034</text:p>
          </table:table-cell>
          <table:table-cell office:value-type="float" office:value="0.000513810655345135" calcext:value-type="float">
            <text:p>0.000513810655345135</text:p>
          </table:table-cell>
          <table:table-cell office:value-type="float" office:value="0.000482004733591519" calcext:value-type="float">
            <text:p>0.00048200473359151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27</text:p>
          </table:table-cell>
          <table:table-cell office:value-type="float" office:value="35" calcext:value-type="float">
            <text:p>35</text:p>
          </table:table-cell>
          <table:table-cell office:value-type="float" office:value="0.451250193274062" calcext:value-type="float">
            <text:p>0.451250193274062</text:p>
          </table:table-cell>
          <table:table-cell office:value-type="float" office:value="0.548749806725938" calcext:value-type="float">
            <text:p>0.548749806725938</text:p>
          </table:table-cell>
          <table:table-cell office:value-type="float" office:value="1.34990950151016" calcext:value-type="float">
            <text:p>1.34990950151016</text:p>
          </table:table-cell>
          <table:table-cell office:value-type="float" office:value="0.000714301849472051" calcext:value-type="float">
            <text:p>0.000714301849472051</text:p>
          </table:table-cell>
          <table:table-cell office:value-type="float" office:value="0.000714301847103786" calcext:value-type="float">
            <text:p>0.000714301847103786</text:p>
          </table:table-cell>
          <table:table-cell office:value-type="float" office:value="0.000717067680024671" calcext:value-type="float">
            <text:p>0.000717067680024671</text:p>
          </table:table-cell>
          <table:table-cell/>
          <table:table-cell table:formula="of:=(2*[.E5])*(2*[.E5])/(2-2*[.E5])/(10-2*[.E5])" office:value-type="float" office:value="0.149916472257137" calcext:value-type="float">
            <text:p>0.149916472257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27</text:p>
          </table:table-cell>
          <table:table-cell office:value-type="float" office:value="93" calcext:value-type="float">
            <text:p>93</text:p>
          </table:table-cell>
          <table:table-cell office:value-type="float" office:value="0.447258913630915" calcext:value-type="float">
            <text:p>0.447258913630915</text:p>
          </table:table-cell>
          <table:table-cell office:value-type="float" office:value="0.552741086369085" calcext:value-type="float">
            <text:p>0.552741086369085</text:p>
          </table:table-cell>
          <table:table-cell office:value-type="float" office:value="1.31955996998476" calcext:value-type="float">
            <text:p>1.31955996998476</text:p>
          </table:table-cell>
          <table:table-cell office:value-type="float" office:value="0.00133337276895135" calcext:value-type="float">
            <text:p>0.00133337276895135</text:p>
          </table:table-cell>
          <table:table-cell office:value-type="float" office:value="0.00133337276416939" calcext:value-type="float">
            <text:p>0.00133337276416939</text:p>
          </table:table-cell>
          <table:table-cell office:value-type="float" office:value="0.00130924791459393" calcext:value-type="float">
            <text:p>0.00130924791459393</text:p>
          </table:table-cell>
          <table:table-cell/>
          <table:table-cell table:formula="of:=(2*[.E6])*(2*[.E6])/(2-2*[.E6])/(10-2*[.E6])" office:value-type="float" office:value="0.153600304524954" calcext:value-type="float">
            <text:p>0.153600304524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27</text:p>
          </table:table-cell>
          <table:table-cell office:value-type="float" office:value="1560" calcext:value-type="float">
            <text:p>1560</text:p>
          </table:table-cell>
          <table:table-cell office:value-type="float" office:value="0.45144318315491" calcext:value-type="float">
            <text:p>0.45144318315491</text:p>
          </table:table-cell>
          <table:table-cell office:value-type="float" office:value="0.54855681684509" calcext:value-type="float">
            <text:p>0.54855681684509</text:p>
          </table:table-cell>
          <table:table-cell office:value-type="float" office:value="1.31261351297024" calcext:value-type="float">
            <text:p>1.31261351297024</text:p>
          </table:table-cell>
          <table:table-cell office:value-type="float" office:value="0.00268899601060594" calcext:value-type="float">
            <text:p>0.00268899601060594</text:p>
          </table:table-cell>
          <table:table-cell office:value-type="float" office:value="0.00268899601663527" calcext:value-type="float">
            <text:p>0.00268899601663527</text:p>
          </table:table-cell>
          <table:table-cell office:value-type="float" office:value="0.00262474868700367" calcext:value-type="float">
            <text:p>0.00262474868700367</text:p>
          </table:table-cell>
          <table:table-cell/>
          <table:table-cell table:formula="of:=(2*[.E7])*(2*[.E7])/(2-2*[.E7])/(10-2*[.E7])" office:value-type="float" office:value="0.149740506788374" calcext:value-type="float">
            <text:p>0.149740506788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28</text:p>
          </table:table-cell>
          <table:table-cell office:value-type="float" office:value="0" calcext:value-type="float">
            <text:p>0</text:p>
          </table:table-cell>
          <table:table-cell office:value-type="float" office:value="0.912110036461546" calcext:value-type="float">
            <text:p>0.912110036461546</text:p>
          </table:table-cell>
          <table:table-cell office:value-type="float" office:value="0.087889963538454" calcext:value-type="float">
            <text:p>0.087889963538454</text:p>
          </table:table-cell>
          <table:table-cell office:value-type="float" office:value="1.83035629923556" calcext:value-type="float">
            <text:p>1.83035629923556</text:p>
          </table:table-cell>
          <table:table-cell office:value-type="float" office:value="0.00237157542372623" calcext:value-type="float">
            <text:p>0.00237157542372623</text:p>
          </table:table-cell>
          <table:table-cell office:value-type="float" office:value="0.00237157542799072" calcext:value-type="float">
            <text:p>0.00237157542799072</text:p>
          </table:table-cell>
          <table:table-cell office:value-type="float" office:value="0.00287512280511851" calcext:value-type="float">
            <text:p>0.00287512280511851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28</text:p>
          </table:table-cell>
          <table:table-cell office:value-type="float" office:value="1" calcext:value-type="float">
            <text:p>1</text:p>
          </table:table-cell>
          <table:table-cell office:value-type="float" office:value="0.84343550028959" calcext:value-type="float">
            <text:p>0.84343550028959</text:p>
          </table:table-cell>
          <table:table-cell office:value-type="float" office:value="0.15656449971041" calcext:value-type="float">
            <text:p>0.15656449971041</text:p>
          </table:table-cell>
          <table:table-cell office:value-type="float" office:value="1.92616900687997" calcext:value-type="float">
            <text:p>1.92616900687997</text:p>
          </table:table-cell>
          <table:table-cell office:value-type="float" office:value="0.00229590421731434" calcext:value-type="float">
            <text:p>0.00229590421731434</text:p>
          </table:table-cell>
          <table:table-cell office:value-type="float" office:value="0.00229590421602827" calcext:value-type="float">
            <text:p>0.00229590421602827</text:p>
          </table:table-cell>
          <table:table-cell office:value-type="float" office:value="0.00299357490086347" calcext:value-type="float">
            <text:p>0.00299357490086347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28</text:p>
          </table:table-cell>
          <table:table-cell office:value-type="float" office:value="12" calcext:value-type="float">
            <text:p>12</text:p>
          </table:table-cell>
          <table:table-cell office:value-type="float" office:value="0.603686248612457" calcext:value-type="float">
            <text:p>0.603686248612457</text:p>
          </table:table-cell>
          <table:table-cell office:value-type="float" office:value="0.396313751387543" calcext:value-type="float">
            <text:p>0.396313751387543</text:p>
          </table:table-cell>
          <table:table-cell office:value-type="float" office:value="1.32568798802547" calcext:value-type="float">
            <text:p>1.32568798802547</text:p>
          </table:table-cell>
          <table:table-cell office:value-type="float" office:value="0.000540177697419614" calcext:value-type="float">
            <text:p>0.000540177697419614</text:p>
          </table:table-cell>
          <table:table-cell office:value-type="float" office:value="0.000540177695995544" calcext:value-type="float">
            <text:p>0.000540177695995544</text:p>
          </table:table-cell>
          <table:table-cell office:value-type="float" office:value="0.000517199370751563" calcext:value-type="float">
            <text:p>0.000517199370751563</text:p>
          </table:table-cell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28</text:p>
          </table:table-cell>
          <table:table-cell office:value-type="float" office:value="35" calcext:value-type="float">
            <text:p>35</text:p>
          </table:table-cell>
          <table:table-cell office:value-type="float" office:value="0.573012374581211" calcext:value-type="float">
            <text:p>0.573012374581211</text:p>
          </table:table-cell>
          <table:table-cell office:value-type="float" office:value="0.426987625418789" calcext:value-type="float">
            <text:p>0.426987625418789</text:p>
          </table:table-cell>
          <table:table-cell office:value-type="float" office:value="1.30948414801417" calcext:value-type="float">
            <text:p>1.30948414801417</text:p>
          </table:table-cell>
          <table:table-cell office:value-type="float" office:value="0.000669452225159869" calcext:value-type="float">
            <text:p>0.000669452225159869</text:p>
          </table:table-cell>
          <table:table-cell office:value-type="float" office:value="0.0006694522248798" calcext:value-type="float">
            <text:p>0.0006694522248798</text:p>
          </table:table-cell>
          <table:table-cell office:value-type="float" office:value="0.000637416880038565" calcext:value-type="float">
            <text:p>0.000637416880038565</text:p>
          </table:table-cell>
          <table:table-cell/>
          <table:table-cell table:formula="of:=(2*[.E11])*(2*[.E11])/(2-2*[.E11])/(5-2*[.E11])" office:value-type="float" office:value="0.153484556001477" calcext:value-type="float">
            <text:p>0.153484556001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28</text:p>
          </table:table-cell>
          <table:table-cell office:value-type="float" office:value="93" calcext:value-type="float">
            <text:p>93</text:p>
          </table:table-cell>
          <table:table-cell office:value-type="float" office:value="0.566024929817571" calcext:value-type="float">
            <text:p>0.566024929817571</text:p>
          </table:table-cell>
          <table:table-cell office:value-type="float" office:value="0.433975070182429" calcext:value-type="float">
            <text:p>0.433975070182429</text:p>
          </table:table-cell>
          <table:table-cell office:value-type="float" office:value="1.33604040691194" calcext:value-type="float">
            <text:p>1.33604040691194</text:p>
          </table:table-cell>
          <table:table-cell office:value-type="float" office:value="0.00260028615781694" calcext:value-type="float">
            <text:p>0.00260028615781694</text:p>
          </table:table-cell>
          <table:table-cell office:value-type="float" office:value="0.00260028615537057" calcext:value-type="float">
            <text:p>0.00260028615537057</text:p>
          </table:table-cell>
          <table:table-cell office:value-type="float" office:value="0.00252979724609978" calcext:value-type="float">
            <text:p>0.00252979724609978</text:p>
          </table:table-cell>
          <table:table-cell/>
          <table:table-cell table:formula="of:=(2*[.E12])*(2*[.E12])/(2-2*[.E12])/(5-2*[.E12])" office:value-type="float" office:value="0.161049153683279" calcext:value-type="float">
            <text:p>0.161049153683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28</text:p>
          </table:table-cell>
          <table:table-cell office:value-type="float" office:value="1560" calcext:value-type="float">
            <text:p>1560</text:p>
          </table:table-cell>
          <table:table-cell office:value-type="float" office:value="0.565303904540794" calcext:value-type="float">
            <text:p>0.565303904540794</text:p>
          </table:table-cell>
          <table:table-cell office:value-type="float" office:value="0.434696095459206" calcext:value-type="float">
            <text:p>0.434696095459206</text:p>
          </table:table-cell>
          <table:table-cell office:value-type="float" office:value="1.18869500256173" calcext:value-type="float">
            <text:p>1.18869500256173</text:p>
          </table:table-cell>
          <table:table-cell office:value-type="float" office:value="0.00399758011448443" calcext:value-type="float">
            <text:p>0.00399758011448443</text:p>
          </table:table-cell>
          <table:table-cell office:value-type="float" office:value="0.00399758010410534" calcext:value-type="float">
            <text:p>0.00399758010410534</text:p>
          </table:table-cell>
          <table:table-cell office:value-type="float" office:value="0.00346081376413035" calcext:value-type="float">
            <text:p>0.00346081376413035</text:p>
          </table:table-cell>
          <table:table-cell/>
          <table:table-cell table:formula="of:=(2*[.E13])*(2*[.E13])/(2-2*[.E13])/(5-2*[.E13])" office:value-type="float" office:value="0.161847325564184" calcext:value-type="float">
            <text:p>0.161847325564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06:31:43.199403990</dc:date>
    <meta:editing-duration>PT8M42S</meta:editing-duration>
    <meta:editing-cycles>4</meta:editing-cycles>
    <meta:generator>LibreOffice/7.4.7.2$Linux_X86_64 LibreOffice_project/40$Build-2</meta:generator>
    <meta:document-statistic meta:table-count="1" meta:cell-count="12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3.952cm" style:legend-expansion="high" chart:style-name="ch2"/>
        <chart:plot-area chart:style-name="ch3" table:cell-range-address="08_conv_rates.C2:08_conv_rates.C7 08_conv_rates.E2:08_conv_rates.E13" chart:data-source-has-labels="row" svg:x="0.32cm" svg:y="0.18cm" svg:width="13.46cm" svg:height="8.64cm">
          <chart:coordinate-region svg:x="1.047cm" svg:y="0.38cm" svg:width="12.26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8_conv_rates.E2:08_conv_rates.E7" loext:label-string="&quot;x27&quot;" chart:class="chart:scatter">
            <chart:domain table:cell-range-address="08_conv_rates.C2:08_conv_rates.C7"/>
            <chart:data-point chart:repeated="6"/>
          </chart:series>
          <chart:series chart:style-name="ch8" chart:values-cell-range-address="08_conv_rates.E8:08_conv_rates.E13" loext:label-string="&quot;x28&quot;" chart:class="chart:scatter">
            <chart:domain table:cell-range-address="08_conv_rates.C8:08_conv_rates.C13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x27</text:p>
              </table:table-cell>
              <table:table-cell office:value-type="string">
                <text:p>Column C</text:p>
              </table:table-cell>
              <table:table-cell office:value-type="string">
                <text:p>x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08_conv_rates.C2:08_conv_rates.C7</svg:desc>
                </draw:g>
              </table:table-cell>
              <table:table-cell office:value-type="float" office:value="0.0612766823343751">
                <text:p>0.0612766823343751</text:p>
                <draw:g>
                  <svg:desc>08_conv_rates.E2:08_conv_rates.E7</svg:desc>
                </draw:g>
              </table:table-cell>
              <table:table-cell office:value-type="float" office:value="0">
                <text:p>0</text:p>
                <draw:g>
                  <svg:desc>08_conv_rates.C8:08_conv_rates.C13</svg:desc>
                </draw:g>
              </table:table-cell>
              <table:table-cell office:value-type="float" office:value="0.087889963538454">
                <text:p>0.087889963538454</text:p>
                <draw:g>
                  <svg:desc>08_conv_rates.E8:08_conv_rates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340737870651">
                <text:p>0.16340737870651</text:p>
              </table:table-cell>
              <table:table-cell office:value-type="float" office:value="1">
                <text:p>1</text:p>
              </table:table-cell>
              <table:table-cell office:value-type="float" office:value="0.15656449971041">
                <text:p>0.15656449971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97204704292902">
                <text:p>0.497204704292902</text:p>
              </table:table-cell>
              <table:table-cell office:value-type="float" office:value="12">
                <text:p>12</text:p>
              </table:table-cell>
              <table:table-cell office:value-type="float" office:value="0.396313751387543">
                <text:p>0.39631375138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548749806725938">
                <text:p>0.548749806725938</text:p>
              </table:table-cell>
              <table:table-cell office:value-type="float" office:value="35">
                <text:p>35</text:p>
              </table:table-cell>
              <table:table-cell office:value-type="float" office:value="0.426987625418789">
                <text:p>0.426987625418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0.552741086369085">
                <text:p>0.552741086369085</text:p>
              </table:table-cell>
              <table:table-cell office:value-type="float" office:value="93">
                <text:p>93</text:p>
              </table:table-cell>
              <table:table-cell office:value-type="float" office:value="0.433975070182429">
                <text:p>0.433975070182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0">
                <text:p>1560</text:p>
              </table:table-cell>
              <table:table-cell office:value-type="float" office:value="0.54855681684509">
                <text:p>0.54855681684509</text:p>
              </table:table-cell>
              <table:table-cell office:value-type="float" office:value="1560">
                <text:p>1560</text:p>
              </table:table-cell>
              <table:table-cell office:value-type="float" office:value="0.434696095459206">
                <text:p>0.434696095459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